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text-align="center" style:justify-single-word="false"/>
      <style:text-properties officeooo:rsid="001ba4ce" officeooo:paragraph-rsid="001ba4ce"/>
    </style:style>
    <style:style style:name="P2" style:family="paragraph" style:parent-style-name="Preformatted_20_Text">
      <style:paragraph-properties fo:margin-top="0cm" fo:margin-bottom="0.499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Programacion orientada a objetos Python</text:h>
      <text:h text:style-name="Heading_20_3" text:outline-level="3"><text:bookmark text:name="elementos-y-caracteristicas-de-la-poo"/>Elementos y Características de la POO</text:h>
      <text:p text:style-name="Text_20_body">Los elementos de la POO, pueden entenderse como los <text:span text:style-name="Emphasis">materiales</text:span> que necesitamos para diseñar y programar un sistema, mientras que las características, podrían asumirse como las <text:span text:style-name="Emphasis">herramientas</text:span> de las cuáles disponemos para construir el sistema con esos materiales.</text:p>
      <text:p text:style-name="Text_20_body">Entre los elementos principales de la POO, podremos encontrar a:</text:p>
      <text:h text:style-name="Heading_20_4" text:outline-level="4">Clases</text:h>
      <text:p text:style-name="Text_20_body">Las clases son los modelos sobre los cuáles se construirán nuestros objetos. Podemos tomar como ejemplo de clases, el gráfico que hicimos en la página 8 de este documento.</text:p>
      <text:p text:style-name="Text_20_body">En Python, una clase se define con la instrucción <text:span text:style-name="Source_20_Text">class</text:span> seguida de un nombre genérico para el objeto.</text:p>
      <text:p text:style-name="Preformatted_20_Text">class Objeto:</text:p>
      <text:p text:style-name="Preformatted_20_Text"><text:s text:c="4"/>pass</text:p>
      <text:p text:style-name="Preformatted_20_Text"> </text:p>
      <text:p text:style-name="Preformatted_20_Text">class Antena:</text:p>
      <text:p text:style-name="Preformatted_20_Text"><text:s text:c="4"/>pass</text:p>
      <text:p text:style-name="Preformatted_20_Text"> </text:p>
      <text:p text:style-name="Preformatted_20_Text">class Pelo:</text:p>
      <text:p text:style-name="Preformatted_20_Text"><text:s text:c="4"/>pass</text:p>
      <text:p text:style-name="Preformatted_20_Text"> </text:p>
      <text:p text:style-name="Preformatted_20_Text">class Ojo:</text:p>
      <text:p text:style-name="P2"><text:s text:c="4"/>pass</text:p>
      <text:h text:style-name="Heading_20_4" text:outline-level="4"><text:bookmark text:name="propiedades"/>Propiedades</text:h>
      <text:p text:style-name="Text_20_body">Las propiedades, como hemos visto antes, son las características intrínsecas del objeto. Éstas, se representan a modo de variables, solo que técnicamente, pasan a denominarse <text:span text:style-name="Emphasis">propiedades</text:span>:</text:p>
      <text:p text:style-name="Preformatted_20_Text">class Antena(): </text:p>
      <text:p text:style-name="Preformatted_20_Text"><text:s text:c="4"/>color = "" </text:p>
      <text:p text:style-name="Preformatted_20_Text"><text:s text:c="4"/>longitud = "" </text:p>
      <text:p text:style-name="Preformatted_20_Text"> </text:p>
      <text:p text:style-name="Preformatted_20_Text">class Pelo(): </text:p>
      <text:p text:style-name="Preformatted_20_Text"><text:s text:c="4"/>color = "" </text:p>
      <text:p text:style-name="Preformatted_20_Text"><text:s text:c="4"/>textura = "" </text:p>
      <text:p text:style-name="Preformatted_20_Text"> </text:p>
      <text:p text:style-name="Preformatted_20_Text">class Ojo(): </text:p>
      <text:p text:style-name="Preformatted_20_Text"><text:s text:c="4"/>forma = "" </text:p>
      <text:p text:style-name="P2"><text:s text:c="4"/>color = "" </text:p>
      <text:h text:style-name="Heading_20_4" text:outline-level="4"><text:bookmark text:name="metodos"/>Métodos</text:h>
      <text:p text:style-name="Text_20_body">Los métodos son <text:span text:style-name="Emphasis">funciones</text:span> (como las que vimos en el capítulo anterior), solo que técnicamente se denominan métodos, y representan acciones propias que puede realizar el objeto (y no otro):</text:p>
      <text:p text:style-name="Preformatted_20_Text">class Objeto(): </text:p>
      <text:p text:style-name="Preformatted_20_Text"><text:s text:c="4"/>color = "verde" </text:p>
      <text:p text:style-name="Preformatted_20_Text"><text:s text:c="4"/>tamanio = "grande" </text:p>
      <text:p text:style-name="Preformatted_20_Text"><text:s text:c="4"/>aspecto = "feo" </text:p>
      <text:p text:style-name="Preformatted_20_Text"><text:s text:c="4"/>antenas = Antena() </text:p>
      <text:p text:style-name="Preformatted_20_Text"><text:s text:c="4"/>ojos = Ojo() </text:p>
      <text:p text:style-name="Preformatted_20_Text"><text:s text:c="4"/>pelos = Pelo() </text:p>
      <text:p text:style-name="Preformatted_20_Text"> </text:p>
      <text:p text:style-name="Preformatted_20_Text"><text:s text:c="4"/>def flotar(self): </text:p>
      <text:p text:style-name="P2"><text:s text:c="8"/>pass</text:p>
      <text:h text:style-name="Heading_20_4" text:outline-level="4"><text:bookmark text:name="objeto"/><text:soft-page-break/>Objeto</text:h>
      <text:p text:style-name="Text_20_body">Las clases por sí mismas, no son más que modelos que nos servirán para crear objetos en concreto. Podemos decir que una clase, es el razonamiento abstracto de un objeto, mientras que el objeto, es su materialización. A la acción de crear objetos, se la denomina <text:span text:style-name="Emphasis">instanciar una clase</text:span> y dicha instancia, consiste en asignar la clase, como valor a una variable:</text:p>
      <text:p text:style-name="Preformatted_20_Text">class Objeto(): </text:p>
      <text:p text:style-name="Preformatted_20_Text"><text:s text:c="4"/>color = "verde" </text:p>
      <text:p text:style-name="Preformatted_20_Text"><text:s text:c="4"/>tamanio = "grande" </text:p>
      <text:p text:style-name="Preformatted_20_Text"><text:s text:c="4"/>aspecto = "feo" </text:p>
      <text:p text:style-name="Preformatted_20_Text"><text:s text:c="4"/>antenas = Antena() </text:p>
      <text:p text:style-name="Preformatted_20_Text"><text:s text:c="4"/>ojos = Ojo() </text:p>
      <text:p text:style-name="Preformatted_20_Text"><text:s text:c="4"/>pelos = Pelo() </text:p>
      <text:p text:style-name="Preformatted_20_Text"> </text:p>
      <text:p text:style-name="Preformatted_20_Text"><text:s text:c="4"/>def flotar(self): </text:p>
      <text:p text:style-name="Preformatted_20_Text"><text:s text:c="8"/>print 12 </text:p>
      <text:p text:style-name="Preformatted_20_Text"> </text:p>
      <text:p text:style-name="Preformatted_20_Text">et = Objeto() </text:p>
      <text:p text:style-name="Preformatted_20_Text">print et.color </text:p>
      <text:p text:style-name="Preformatted_20_Text">print et.tamanio </text:p>
      <text:p text:style-name="Preformatted_20_Text">print et.aspecto </text:p>
      <text:p text:style-name="Preformatted_20_Text">et.color = "rosa" </text:p>
      <text:p text:style-name="P2">print et.color</text:p>
      <text:h text:style-name="Heading_20_3" text:outline-level="3"><text:bookmark text:name="accediendo-a-los-metodos-y-propiedades-de-un-objeto"/>Accediendo a los métodos y propiedades de un objeto</text:h>
      <text:p text:style-name="Text_20_body">Una vez creado un objeto, es decir, una vez hecha la instancia de clase, es posible acceder a su métodos y propiedades. Para ello, Python utiliza una sintaxis muy simple: el nombre del objeto, seguido de punto y la propiedad o método al cuál se desea acceder:</text:p>
      <text:p text:style-name="Preformatted_20_Text">objeto = MiClase() </text:p>
      <text:p text:style-name="Preformatted_20_Text">print objeto.propiedad </text:p>
      <text:p text:style-name="Preformatted_20_Text">objeto.otra_propiedad = "Nuevo valor" </text:p>
      <text:p text:style-name="Preformatted_20_Text">variable = objeto.metodo()</text:p>
      <text:p text:style-name="Preformatted_20_Text">print variable</text:p>
      <text:p text:style-name="P2">print objeto.otro_metodo()</text:p>
      <text:p text:style-name="Standard">https://librosweb.es/libro/python/capitulo_5/programacion_orientada_a_objeto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4:42:32.248625430</meta:creation-date>
    <dc:date>2018-09-05T15:06:36.876038230</dc:date>
    <meta:editing-duration>PT13M29S</meta:editing-duration>
    <meta:editing-cycles>1</meta:editing-cycles>
    <meta:generator>LibreOffice/6.0.3.2$Linux_X86_64 LibreOffice_project/00m0$Build-2</meta:generator>
    <meta:document-statistic meta:table-count="0" meta:image-count="0" meta:object-count="0" meta:page-count="2" meta:paragraph-count="71" meta:word-count="398" meta:character-count="2642" meta:non-whitespace-character-count="2153"/>
  </office:meta>
</office:document-meta>
</file>